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1Processor.process( InternalEndpoint serviceEndpoin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WSDL1Processor.init( Registry r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